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( ServerReques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NotModified(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NotModified( Instant lastModified ,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am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eate( ServerWebExchange exchange , List &lt; HttpMessageReader &lt; ? &gt; &gt; message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NotModified(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Header(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